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itle">
      <style:text-properties officeooo:rsid="0004a081" officeooo:paragraph-rsid="0004a081"/>
    </style:style>
    <style:style style:name="P2" style:family="paragraph" style:parent-style-name="Subtitle">
      <style:text-properties officeooo:rsid="000688b9" officeooo:paragraph-rsid="000688b9"/>
    </style:style>
    <style:style style:name="P3" style:family="paragraph" style:parent-style-name="Text_20_body">
      <style:paragraph-properties fo:margin-left="0in" fo:margin-right="0in" fo:text-indent="0.6in" style:auto-text-indent="false"/>
      <style:text-properties officeooo:paragraph-rsid="000fab9e"/>
    </style:style>
    <style:style style:name="P4" style:family="paragraph" style:parent-style-name="Text_20_body">
      <style:paragraph-properties fo:margin-left="0in" fo:margin-right="0in" fo:text-indent="0.6in" style:auto-text-indent="false"/>
      <style:text-properties officeooo:rsid="00171049" officeooo:paragraph-rsid="00171049"/>
    </style:style>
    <style:style style:name="P5" style:family="paragraph" style:parent-style-name="Text_20_body">
      <style:paragraph-properties fo:margin-left="0in" fo:margin-right="0in" fo:text-indent="0.6in" style:auto-text-indent="false"/>
      <style:text-properties officeooo:rsid="001abad4" officeooo:paragraph-rsid="001abad4"/>
    </style:style>
    <style:style style:name="P6" style:family="paragraph" style:parent-style-name="Text_20_body">
      <style:paragraph-properties fo:margin-left="0in" fo:margin-right="0in" fo:text-indent="0.6in" style:auto-text-indent="false"/>
      <style:text-properties officeooo:rsid="001ba174" officeooo:paragraph-rsid="001ba174"/>
    </style:style>
    <style:style style:name="P7" style:family="paragraph" style:parent-style-name="Text_20_body">
      <style:paragraph-properties fo:margin-left="0in" fo:margin-right="0in" fo:text-indent="0.6in" style:auto-text-indent="false"/>
      <style:text-properties officeooo:rsid="001bff49" officeooo:paragraph-rsid="001bff49"/>
    </style:style>
    <style:style style:name="T1" style:family="text">
      <style:text-properties officeooo:rsid="000751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a2e4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3437" style:font-weight-asian="normal" style:font-weight-complex="normal"/>
    </style:style>
    <style:style style:name="T6" style:family="text">
      <style:text-properties fo:font-weight="normal" officeooo:rsid="000ea2e4" style:font-weight-asian="normal" style:font-weight-complex="normal"/>
    </style:style>
    <style:style style:name="T7" style:family="text">
      <style:text-properties fo:font-weight="normal" officeooo:rsid="000f8309" style:font-weight-asian="normal" style:font-weight-complex="normal"/>
    </style:style>
    <style:style style:name="T8" style:family="text">
      <style:text-properties fo:font-weight="normal" officeooo:rsid="000fab9e" style:font-weight-asian="normal" style:font-weight-complex="normal"/>
    </style:style>
    <style:style style:name="T9" style:family="text">
      <style:text-properties fo:font-weight="normal" officeooo:rsid="00189562" style:font-weight-asian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right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 Image Objects</text:p>
      <text:p text:style-name="P2">Define a Class that <text:span text:style-name="T1">Sets the X &amp; Y Speed of a Background Layer</text:span></text:p>
      <text:p text:style-name="P3"><text:span text:style-name="T5">A </text:span><text:span text:style-name="T6">data construct named </text:span><text:span text:style-name="T3">Background_Base</text:span><text:span text:style-name="T6"> encapsulates everything a background needs in order to move. </text:span><text:span text:style-name="T7">It provides functions to move and render the background on screen. </text:span><text:span text:style-name="T8">Those functions are actually defined in derived classes. <text:s/></text:span><text:span text:style-name="T6">Background_Base </text:span><text:span text:style-name="T8">provides a pointer to the background image. Said pointer is set in the constructor or by using the set() method.</text:span></text:p>
      <text:p text:style-name="P4"><draw:frame draw:style-name="fr1" draw:name="Frame1" text:anchor-type="paragraph" svg:width="2.8681in" draw:z-index="0"><draw:text-box fo:min-height="2.998in"><text:p text:style-name="Illustration"><draw:frame draw:style-name="fr2" draw:name="Object1" text:anchor-type="as-char" svg:y="-2.6335in" svg:width="3.3118in" svg:height="2.55in" style:rel-height="scale" draw:z-index="1"><draw:object xlink:href="./Object 1" xlink:type="simple" xlink:show="embed" xlink:actuate="onLoad"/><draw:image xlink:href="./ObjectReplacements/Object 1" xlink:type="simple" xlink:show="embed" xlink:actuate="onLoad"/></draw:frame><text:line-break/>Illustration <text:sequence text:ref-name="refIllustration0" text:name="Illustration" text:formula="ooow:Illustration+1" style:num-format="1">1</text:sequence>: Class Background_Base</text:p></draw:text-box></draw:frame><text:span text:style-name="T8">A</text:span><text:span text:style-name="T4">s shown in </text:span><text:span text:style-name="T9">Illustration</text:span><text:span text:style-name="T4"> 1, the base class defines behaviors such as being able to change the data affecting the background, move it, render it, and return what type of background it is.</text:span></text:p>
      <text:p text:style-name="P5"><text:span text:style-name="T4">The first derived class is called </text:span><text:span text:style-name="T2">Background_X</text:span><text:span text:style-name="T4">. As the name implies, this class handles the horizontal scrolling of the background image.</text:span></text:p>
      <text:p text:style-name="P6"><text:span text:style-name="T4">The second derived class is called </text:span><text:span text:style-name="T2">Background_Y</text:span><text:span text:style-name="T4">. Similar to Background_X, it handles the vertical scrolling of the background image.</text:span></text:p>
      <text:p text:style-name="P6"><text:span text:style-name="T4">The third and final derived class is called </text:span><text:span text:style-name="T2">Background_XY</text:span><text:span text:style-name="T4">. All it does is combine Background_X and Background_Y.</text:span></text:p>
      <text:p text:style-name="P7"><text:span text:style-name="T4">A separate base class called </text:span><text:span text:style-name="T2">Background_Render</text:span><text:span text:style-name="T4"> just adds the capability to render the background image – nothing more to it than tha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llustration" style:family="paragraph" style:parent-style-name="Caption" style:class="extra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6T15:43:19.632457060</meta:creation-date>
    <meta:generator>LibreOffice/5.1.2.2$Linux_x86 LibreOffice_project/10m0$Build-2</meta:generator>
    <dc:date>2019-05-08T08:56:01.116533357</dc:date>
    <meta:editing-duration>PT2H45M57S</meta:editing-duration>
    <meta:editing-cycles>30</meta:editing-cycles>
    <meta:document-statistic meta:table-count="0" meta:image-count="0" meta:object-count="1" meta:page-count="1" meta:paragraph-count="9" meta:word-count="186" meta:character-count="1178" meta:non-whitespace-character-count="9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17cm" fo:min-width="5.469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69cm" svg:height="2.667cm" svg:x="1.127cm" svg:y="1.127cm">
          <text:p text:style-name="P1">Background_Base</text:p>
          <draw:enhanced-geometry svg:viewBox="0 0 21600 21600" draw:type="rectangle" draw:enhanced-path="M 0 0 L 21600 0 21600 21600 0 21600 0 0 Z N"/>
        </draw:custom-shape>
        <draw:line draw:style-name="gr2" draw:text-style-name="P2" xml:id="id1" draw:id="id1" draw:layer="layout" svg:x1="1.635cm" svg:y1="4.175cm" svg:x2="1.635cm" svg:y2="8.366cm">
          <text:p/>
        </draw:line>
        <draw:connector draw:style-name="gr3" draw:text-style-name="P2" draw:layer="layout" svg:x1="1.635cm" svg:y1="4.175cm" svg:x2="4.088cm" svg:y2="4.71cm" draw:start-shape="id1" draw:end-shape="id2" draw:end-glue-point="3" svg:d="M1635 4175h1227v535h1226" svg:viewBox="0 0 2454 536">
          <text:p/>
        </draw:connector>
        <draw:frame draw:style-name="gr4" draw:text-style-name="P3" xml:id="id2" draw:id="id2" draw:layer="layout" svg:width="4.659cm" svg:height="0.962cm" svg:x="4.088cm" svg:y="4.229cm">
          <draw:text-box>
            <text:p>Set/Clear Data</text:p>
          </draw:text-box>
        </draw:frame>
        <draw:connector draw:style-name="gr3" draw:text-style-name="P2" draw:layer="layout" svg:x1="1.635cm" svg:y1="6.27cm" svg:x2="3.921cm" svg:y2="6.263cm" draw:start-shape="id1" draw:start-glue-point="1" draw:end-shape="id3" draw:end-glue-point="3" svg:d="M1635 6270h1144v-7h1142" svg:viewBox="0 0 2287 8">
          <text:p/>
        </draw:connector>
        <draw:frame draw:style-name="gr4" draw:text-style-name="P3" xml:id="id3" draw:id="id3" draw:layer="layout" svg:width="6.844cm" svg:height="0.962cm" svg:x="3.921cm" svg:y="5.782cm">
          <draw:text-box>
            <text:p>Move &amp; Render Image</text:p>
          </draw:text-box>
        </draw:frame>
        <draw:connector draw:style-name="gr3" draw:text-style-name="P2" draw:layer="layout" svg:x1="1.635cm" svg:y1="8.366cm" svg:x2="4.302cm" svg:y2="8.085cm" draw:start-shape="id1" draw:start-glue-point="2" draw:end-shape="id4" draw:end-glue-point="3" svg:d="M1635 8366h1334v-281h1333" svg:viewBox="0 0 2668 282">
          <text:p/>
        </draw:connector>
        <draw:frame draw:style-name="gr5" draw:text-style-name="P3" xml:id="id4" draw:id="id4" draw:layer="layout" svg:width="7.25cm" svg:height="0.962cm" svg:x="4.302cm" svg:y="7.604cm">
          <draw:text-box>
            <text:p>Returns What Type It Is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